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49c" officeooo:paragraph-rsid="0000e4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Caruso</text:p>
      <text:p text:style-name="P1">Budget Proposal</text:p>
      <text:p text:style-name="P1"/>
      <text:p text:style-name="P1">For my capstone the only external hardware I will need will be a server. A Linux or RedHat server would be preferred but I am not dependent on any specific OS. So long that you still have some servers <text:s/>available for capstone projects this shouldn't have any additional cost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2:39:39.140000000</meta:creation-date>
    <dc:date>2015-11-20T12:44:13.788000000</dc:date>
    <meta:editing-duration>P0D</meta:editing-duration>
    <meta:editing-cycles>1</meta:editing-cycles>
    <meta:document-statistic meta:table-count="0" meta:image-count="0" meta:object-count="0" meta:page-count="1" meta:paragraph-count="3" meta:word-count="53" meta:character-count="303" meta:non-whitespace-character-count="252"/>
    <meta:generator>LibreOffice/4.1.4.2$Windows_x86 LibreOffice_project/0a0440ccc0227ad9829de5f46be37cfb6edcf72</meta:generator>
  </office:meta>
</office:document-meta>
</file>